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_20_indent">
      <style:paragraph-properties fo:margin-top="0cm" fo:margin-bottom="0.212cm" style:contextual-spacing="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margin-left="2cm" fo:margin-right="0cm" fo:text-indent="0cm" style:auto-text-indent="false"/>
      <style:text-properties fo:font-style="italic" style:font-style-asian="italic" style:font-style-complex="italic"/>
    </style:style>
    <style:style style:name="P5" style:family="paragraph" style:parent-style-name="Heading_20_2">
      <style:text-properties officeooo:paragraph-rsid="0003020d"/>
    </style:style>
    <style:style style:name="P6" style:family="paragraph" style:parent-style-name="Heading_20_1" style:master-page-name="Standard">
      <style:paragraph-properties style:page-number="1"/>
      <style:text-properties officeooo:paragraph-rsid="0003020d"/>
    </style:style>
    <style:style style:name="P7" style:family="paragraph" style:parent-style-name="Text_20_body_20_indent">
      <style:text-properties officeooo:paragraph-rsid="0003020d"/>
    </style:style>
    <style:style style:name="P8" style:family="paragraph" style:parent-style-name="Text_20_body_20_indent">
      <style:paragraph-properties fo:margin-top="0cm" fo:margin-bottom="0.212cm" style:contextual-spacing="false"/>
      <style:text-properties officeooo:paragraph-rsid="0003020d"/>
    </style:style>
    <style:style style:name="P9" style:family="paragraph" style:parent-style-name="Heading_20_3">
      <style:text-properties officeooo:paragraph-rsid="0003020d"/>
    </style:style>
    <style:style style:name="P10" style:family="paragraph" style:parent-style-name="Text_20_body">
      <style:text-properties fo:font-style="italic" officeooo:paragraph-rsid="0003020d" style:font-style-asian="italic" style:font-style-complex="italic"/>
    </style:style>
    <style:style style:name="P11" style:family="paragraph" style:parent-style-name="Text_20_body">
      <style:text-properties fo:font-style="normal" officeooo:paragraph-rsid="0003020d" style:font-style-asian="normal" style:font-style-complex="normal"/>
    </style:style>
    <style:style style:name="P12" style:family="paragraph" style:parent-style-name="Text_20_body">
      <style:text-properties officeooo:paragraph-rsid="0003020d"/>
    </style:style>
    <style:style style:name="P13" style:family="paragraph" style:parent-style-name="Text_20_body">
      <style:paragraph-properties fo:margin-left="2cm" fo:margin-right="0cm" fo:text-indent="0cm" style:auto-text-indent="false"/>
      <style:text-properties fo:font-style="italic" officeooo:paragraph-rsid="0003020d"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Instalación de Octave</text:h>
      <text:p text:style-name="P12">Bajar el instalador de windows de:</text:p>
      <text:p text:style-name="P10">http://sourceforge.net/projects/octave/files/Octave_Windows%20-%20MinGW/Octave%203.4.3%20for%20Windows%20MinGW%20Installer/</text:p>
      <text:p text:style-name="P12">Al ejecutarlo se sugire instalarlo en <text:span text:style-name="T1">C:\Octave\Octave3.4.3_gcc4.5.2. </text:span><text:span text:style-name="T2">Conviene cambiarlo a </text:span><text:span text:style-name="T1">C:\Octave</text:span><text:span text:style-name="Source_20_Text"><text:span text:style-name="T1">, </text:span></text:span>por un defecto del instalador.</text:p>
      <text:p text:style-name="P12">Se debe bajar también el archivo de paquetes, <text:span text:style-name="T1">Octave3.4.3_gcc4.5.2_pkgs_20111026.7z</text:span><text:span text:style-name="Source_20_Text"><text:span text:style-name="T1"> </text:span></text:span>tal como se detalla en las instrucciones de instalación de la URL de arriba.</text:p>
      <text:p text:style-name="P12"><text:span text:style-name="T2">Se instala con Octave una versión adaptada del entorno </text:span><text:span text:style-name="Emphasis">cygwin</text:span><text:span text:style-name="T2">, por lo que este no debe estar instalado. Si no se sabe de qué hablo, puede asegurarse que </text:span><text:span text:style-name="Emphasis">cygwin </text:span><text:span text:style-name="T2">no está instalado.</text:span></text:p>
      <text:p text:style-name="P11">Estas indicaciones son válidas en el momento en que se han escrito, pero variarán con sucesivas actualizaciones de Octave. Deben consultarse las instrucciones de instalación de la versión de Octave que se instale.</text:p>
      <text:h text:style-name="P5" text:outline-level="2">Configuración</text:h>
      <text:h text:style-name="P9" text:outline-level="3">Editor de texto</text:h>
      <text:p text:style-name="P12">El <text:span text:style-name="T1">readme </text:span><text:span text:style-name="T2">indica un procedimiento para establecer notepad++ como </text:span><text:span text:style-name="T3">editor por defecto</text:span><text:span text:style-name="T2">:</text:span></text:p>
      <text:p text:style-name="P10"><text:tab/>In order to install Notepad++ (recommended) as an editor:</text:p>
      <text:p text:style-name="P13">a. download the installation package from http://notepad-plus-plus.org/</text:p>
      <text:p text:style-name="P13">b. install, edit &lt;your octave dir&gt;\share\octave\site\m\startup\octaverc</text:p>
      <text:p text:style-name="P13">c. uncomment the line which set octave default editor: EDITOR('C:\\Program Files\\Notepad++\\notepad++.exe');</text:p>
      <text:p text:style-name="P12">En mi caso la ruta es: <text:span text:style-name="Source_20_Text"><text:span text:style-name="T1">C:\Program Files (x86)\Notepad++\notepad++.exe</text:span></text:span></text:p>
      <text:h text:style-name="P9" text:outline-level="3">Unidades de red</text:h>
      <text:p text:style-name="P12">Si se trabaja con archivos en algún disco compartido en red, es conveniente dar de alta una unidad de red de windows en lugar de utilizar la ruta de red (rutas UNC).</text:p>
      <text:p text:style-name="P12">De lo contrario los archivos gráficos no se generarán.</text:p>
      <text:h text:style-name="P9" text:outline-level="3">Achivo de inicio</text:h>
      <text:p text:style-name="P12">Por defecto el directorio <text:span text:style-name="T1">home</text:span><text:span text:style-name="T2">, donde el usuario tiene sus archivos personales, y donde comienza el programa, está en </text:span><text:span text:style-name="Source_20_Text"><text:span text:style-name="T1">C:\Users\[usuario]</text:span></text:span>. Para cambiar a ese directorio desde el <text:span text:style-name="T1">prompt</text:span><text:span text:style-name="T2">: </text:span><text:span text:style-name="Source_20_Text"><text:span text:style-name="T2">cd ~</text:span></text:span></text:p>
      <text:p text:style-name="P12">En este directorio <text:s/><text:span text:style-name="Source_20_Text">HOME</text:span>, o ~, se encuentra el archivo <text:span text:style-name="Source_20_Text">.octaverc</text:span>, que se ejecuta al inicio como un script de <text:span text:style-name="Emphasis">octave</text:span>, es decir, ejecuta órdenes del programa, no de <text:span text:style-name="Emphasis">cygwin</text:span> o del sistema operativo. Entre estas órdenes es importante la asignación de la ruta de búsqueda de funciones. Por ejemplo:</text:p>
      <text:p text:style-name="P7"><text:span text:style-name="Source_20_Text">addpath('C:\Users\Roberto\octave\dsd');</text:span></text:p>
      <text:p text:style-name="P12">Aunque no la usaremos así directamente.</text:p>
      <text:h text:style-name="Heading_20_3" text:outline-level="3"><text:soft-page-break/>Eliminar advertencias</text:h>
      <text:p text:style-name="P12">La actualización 3.4.3 introdujo un aviso bastante molesto, que se produce al evaluar condiciones <text:span text:style-name="T1">if</text:span><text:span text:style-name="T2"> en las que hay operadores lógicos, relativo a </text:span><text:span text:style-name="T1">short circuit operators</text:span><text:span text:style-name="T2">.</text:span></text:p>
      <text:p text:style-name="P12"><text:span text:style-name="T2">Lo eliminamos añadiendo a </text:span><text:span text:style-name="T1">.octaverc</text:span><text:span text:style-name="T2">:</text:span></text:p>
      <text:p text:style-name="P8"><text:span text:style-name="Source_20_Text"><text:span text:style-name="T2">warning off Octave:possible-matlab-short-circuit-operator;</text:span></text:span></text:p>
      <text:h text:style-name="Heading_20_3" text:outline-level="3">Volver a gnuplot</text:h>
      <text:p text:style-name="P12">La máquina de gráficos por defecto es ahora <text:span text:style-name="T1">kkkkk</text:span><text:span text:style-name="T2">, que da problemas al generar los archivos gráficos. Es preferible por ahora seguir usando el viejo </text:span><text:span text:style-name="T1">gnuplot</text:span><text:span text:style-name="T2">. Para ello, añadimos a </text:span><text:span text:style-name="T1">.octaverc</text:span><text:span text:style-name="T2">:</text:span></text:p>
      <text:p text:style-name="P8"><text:span text:style-name="Source_20_Text"><text:span text:style-name="T2">graphics_toolkit ('gnuplot');</text:span></text:span></text:p>
      <text:h text:style-name="Heading_20_3" text:outline-level="3">Pager</text:h>
      <text:p text:style-name="P12">Para que la salida en pantalla se pagine con <text:span text:style-name="T1">less</text:span> <text:span text:style-name="T2">, añadimos a </text:span><text:span text:style-name="T1">.octaverc</text:span><text:span text:style-name="T2">:</text:span></text:p>
      <text:p text:style-name="P8"><text:span text:style-name="Source_20_Text"><text:span text:style-name="T2">more 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Text_20_body"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7-04-07T18:46:22</meta:creation-date>
    <dc:date>2014-09-25T22:26:02.565000000</dc:date>
    <meta:printed-by>R R</meta:printed-by>
    <meta:print-date>2007-08-24T21:33:41</meta:print-date>
    <meta:editing-cycles>327</meta:editing-cycles>
    <meta:editing-duration>P5DT1H17M50S</meta:editing-duration>
    <meta:document-statistic meta:table-count="0" meta:image-count="0" meta:object-count="0" meta:page-count="2" meta:paragraph-count="33" meta:word-count="395" meta:character-count="2767" meta:non-whitespace-character-count="2403"/>
    <meta:user-defined meta:name="Info 1"/>
    <meta:user-defined meta:name="Info 2"/>
    <meta:user-defined meta:name="Info 3"/>
    <meta:user-defined meta:name="Info 4"/>
  </office:meta>
</office:document-meta>
</file>